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3493D1416D49D6D5804.png" manifest:media-type="image/png"/>
  <manifest:file-entry manifest:full-path="Pictures/100335A0000052220000741E847510371EDB9041.svg" manifest:media-type="image/svg+xml"/>
  <manifest:file-entry manifest:full-path="Pictures/1000020100000253000003490EFFEE07D24645AE.png" manifest:media-type="image/png"/>
  <manifest:file-entry manifest:full-path="Pictures/100379CE000052220000741E2837C89248DB5A15.svg" manifest:media-type="image/svg+xml"/>
  <manifest:file-entry manifest:full-path="Pictures/1002D308000052220000741E8C7C4D7D772B6352.svg" manifest:media-type="image/svg+xml"/>
  <manifest:file-entry manifest:full-path="Pictures/1000020100000253000003491A78B5272A875AE7.png" manifest:media-type="image/png"/>
  <manifest:file-entry manifest:full-path="Pictures/1000020100000253000003491BEAB0D0026DD734.png" manifest:media-type="image/png"/>
  <manifest:file-entry manifest:full-path="Pictures/100449A1000052220000741E9488ABABDFA7673C.svg" manifest:media-type="image/svg+xml"/>
  <manifest:file-entry manifest:full-path="Pictures/10000201000002530000034920C3EA6F6557754A.png" manifest:media-type="image/png"/>
  <manifest:file-entry manifest:full-path="Pictures/10038F06000052220000741EF0373D880D614F6D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0.71cm" svg:height="29.281cm" draw:z-index="0"><draw:image xlink:href="Pictures/100449A1000052220000741E9488ABABDFA7673C.svg" xlink:type="simple" xlink:show="embed" xlink:actuate="onLoad"/><draw:image xlink:href="Pictures/1000020100000253000003491BEAB0D0026DD734.png" xlink:type="simple" xlink:show="embed" xlink:actuate="onLoad"/></draw:frame></text:p>
      <text:p text:style-name="Standard"><draw:frame draw:style-name="fr1" draw:name="Image2" text:anchor-type="paragraph" svg:width="20.581cm" svg:height="29.097cm" draw:z-index="1"><draw:image xlink:href="Pictures/10038F06000052220000741EF0373D880D614F6D.svg" xlink:type="simple" xlink:show="embed" xlink:actuate="onLoad"/><draw:image xlink:href="Pictures/10000201000002530000034920C3EA6F6557754A.png" xlink:type="simple" xlink:show="embed" xlink:actuate="onLoad"/></draw:frame><text:soft-page-break/></text:p>
      <text:p text:style-name="Standard"><draw:frame draw:style-name="fr1" draw:name="Image3" text:anchor-type="paragraph" svg:width="20.581cm" svg:height="29.097cm" draw:z-index="2"><draw:image xlink:href="Pictures/1002D308000052220000741E8C7C4D7D772B6352.svg" xlink:type="simple" xlink:show="embed" xlink:actuate="onLoad"/><draw:image xlink:href="Pictures/1000020100000253000003491A78B5272A875AE7.png" xlink:type="simple" xlink:show="embed" xlink:actuate="onLoad"/></draw:frame><text:soft-page-break/></text:p>
      <text:p text:style-name="Standard"><draw:frame draw:style-name="fr1" draw:name="Image4" text:anchor-type="paragraph" svg:width="20.581cm" svg:height="29.097cm" draw:z-index="3"><draw:image xlink:href="Pictures/100379CE000052220000741E2837C89248DB5A15.svg" xlink:type="simple" xlink:show="embed" xlink:actuate="onLoad"/><draw:image xlink:href="Pictures/1000020100000253000003490EFFEE07D24645AE.png" xlink:type="simple" xlink:show="embed" xlink:actuate="onLoad"/></draw:frame><text:soft-page-break/></text:p>
      <text:p text:style-name="Standard"><draw:frame draw:style-name="fr1" draw:name="Image5" text:anchor-type="paragraph" svg:width="20.581cm" svg:height="29.097cm" draw:z-index="4"><draw:image xlink:href="Pictures/100335A0000052220000741E847510371EDB9041.svg" xlink:type="simple" xlink:show="embed" xlink:actuate="onLoad"/><draw:image xlink:href="Pictures/1000020100000253000003493D1416D49D6D580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0.42cm" fo:margin-right="0.42cm" style:shadow="none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3:55:58.191384710</meta:creation-date>
    <dc:date>2017-09-11T14:18:16.595644527</dc:date>
    <meta:editing-duration>PT22M29S</meta:editing-duration>
    <meta:editing-cycles>2</meta:editing-cycles>
    <meta:generator>LibreOffice/5.3.1.2$Linux_X86_64 LibreOffice_project/30m0$Build-2</meta:generator>
    <meta:document-statistic meta:table-count="0" meta:image-count="5" meta:object-count="0" meta:page-count="5" meta:paragraph-count="0" meta:word-count="0" meta:character-count="0" meta:non-whitespace-character-count="0"/>
  </office:meta>
</office:document-meta>
</file>